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tangle.setArcwidth( int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tangle.executeDrawOperation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Rectangle.setArcheight( int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tangle.setHeight( int 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tangle.setWidth( int 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